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style:text-autospace="none"/>
      <style:text-properties fo:color="#000000" style:font-name="Times New Roman" fo:font-size="12pt" fo:letter-spacing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letter-kerning="false" style:font-name-asian="HelveticaNeue" style:font-size-asian="12pt" style:font-weight-asian="bold" style:font-name-complex="HelveticaNeue" style:font-size-complex="12pt" style:font-weight-complex="bold"/>
    </style:style>
    <style:style style:name="T1" style:family="text">
      <style:text-properties style:letter-kerning="false" style:font-name-asian="HelveticaNeue" style:font-size-asian="16pt" style:font-name-complex="HelveticaNeue" style:font-size-complex="16pt"/>
    </style:style>
    <style:style style:name="T2" style:family="text">
      <style:text-properties style:letter-kerning="false" style:font-name-asian="HelveticaNeue" style:font-name-complex="HelveticaNe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Programada 2</text:p>
      <text:p text:style-name="P1">María Paula Oviedo <text:s/>B85836</text:p>
      <text:p text:style-name="P4">Kendaly Grijalba C03523</text:p>
      <text:p text:style-name="P3"><text:span text:style-name="T2">Fabio Sanabria C07194</text:span></text:p>
      <text:p text:style-name="P1"/>
      <text:p text:style-name="P2">Instrucciones adicionales</text:p>
      <text:p text:style-name="Standard"/>
      <text:p text:style-name="Standard">Para poblar con datos iniciales el gestor de listas se usan cuatro archivos, estos ya tienen datos de prueba, si desea ingresar más datos use el siguiente formato:</text:p>
      <text:p text:style-name="Standard"/>
      <text:p text:style-name="Standard">recursos.txt: &lt;idRecurso, nombreRecurso&gt;</text:p>
      <text:p text:style-name="Standard">colaboradores.txt: &lt;idColaborador, nombreColaborador&gt;</text:p>
      <text:p text:style-name="Standard">listas.txt: &lt;idLista, nombreLista, descripcionLista, categoriaLista&gt;</text:p>
      <text:p text:style-name="Standard">tareas.txt: &lt;idList, idTarea, nombreTarea, fechaInicioEstimada, fechaFinEstimada, dineroEstimado, esfuerzoEstimado, tiempoEstimado&gt;</text:p>
      <text:p text:style-name="Standard"/>
      <text:p text:style-name="Standard">Las primeras 4 opciones del menú cargan esos archivos, que se encuentra en el mismo directorio del proyecto. </text:p>
      <text:p text:style-name="Standard"/>
      <text:p text:style-name="Standard">Las opciones 5 y 6 permiten ver el conjunto de recursos y colaboradores.</text:p>
      <text:p text:style-name="Standard"/>
      <text:p text:style-name="Standard">La opción 7 permite ver toda la información de las listas, tareas, recursos y colaboradores asignados. Se puede usar para ver el estado de todo el gestor después de cualquier modificación hecha por el usuario.</text:p>
      <text:p text:style-name="Standard"/>
      <text:p text:style-name="Standard">La opción 8 guarda todo el gestor de listas en un archivo (gestorListas.dat)</text:p>
      <text:p text:style-name="Standard"/>
      <text:p text:style-name="Standard">La opción 9 carga todo el gestor de listas desde el archivo gestorListas.dat</text:p>
      <text:p text:style-name="Standard"/>
      <text:p text:style-name="Standard">Las opciones 10 a 15 permiten configurar listas y tareas digitando los datos. Cuando se asignan responsables a una tarea se recalculan los tiempos semanales y cuando se modifica la cantidad asignada de un recurso se calcula el porcentaje de utilización</text:p>
      <text:p text:style-name="Standard"/>
      <text:p text:style-name="Standard">Las opciones 16 y 17 inician y finalizan tareas y realizan la manipulación de los proxys. Cuando una <text:s/>tarea se inicia se modifica su fecha de incio real con la fecha del sistema <text:s/>y si su antecesora no ha finalizado se crea un proxy. Cuando una tarea se finaliza se modifica su fecha de fin real con la fecha del sistema y se eliminan los proxys asociados a ella.</text:p>
      <text:p text:style-name="Standard"/>
      <text:p text:style-name="Standard">La opción 18 permite cambiar el avance de una tarea.</text:p>
      <text:p text:style-name="Standard"/>
      <text:p text:style-name="Standard">Las opción 19 despliega los datos de las listas y su contenido agrupado por el estado de sus tareas (Por hacer, Haciendo, Terminado)</text:p>
      <text:p text:style-name="Standard"/>
      <text:p text:style-name="Standard">La opción 20 despliega los datos de las listas y su contenido de acuerdo a 4 parámetros dinámicos sobre los campos:<text:tab/></text:p>
      <text:p text:style-name="Standard"><text:tab/>Dinero estimado</text:p>
      <text:p text:style-name="Standard"><text:tab/>Esfuerzo estimado</text:p>
      <text:p text:style-name="Standard"><text:tab/>Tiempo estimado</text:p>
      <text:p text:style-name="Standard"><text:tab/>Grado de avance</text:p>
      <text:p text:style-name="Standard">Retorna los datos de tareas (por lista) que cumplan la condición de igualdad sobre los valores que el <text:soft-page-break/>usuario digite. Si no desea usar algún campo para filtrar entonces se digita -1.</text:p>
      <text:p text:style-name="Standard"/>
      <text:p text:style-name="Standard">Las opciones de la 21 a 25 se usan para borrar listas, tareas o datos de recursos, colaboradores o antecesoras de las tare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ermo Oviedo Blanco</meta:initial-creator>
    <meta:creation-date>2021-05-19T09:57:00</meta:creation-date>
    <dc:date>2021-06-21T13:22:42</dc:date>
    <dc:creator>Maria Paula  Oviedo Redondo</dc:creator>
    <meta:editing-duration>PT1H15M45S</meta:editing-duration>
    <meta:editing-cycles>8</meta:editing-cycles>
    <meta:generator>OpenOffice/4.1.3$Unix OpenOffice.org_project/413m1$Build-9783</meta:generator>
    <meta:document-statistic meta:table-count="0" meta:image-count="0" meta:object-count="0" meta:page-count="2" meta:paragraph-count="26" meta:word-count="383" meta:character-count="2397"/>
  </office:meta>
</office:document-meta>
</file>